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ef1c1" style:font-weight-asian="bold" style:font-weight-complex="bold"/>
    </style:style>
    <style:style style:name="P2" style:family="paragraph" style:parent-style-name="Standard_20__28_user_29_">
      <style:text-properties fo:font-weight="bold" officeooo:paragraph-rsid="000ef1c1" style:font-weight-asian="bold" style:font-weight-complex="bold"/>
    </style:style>
    <style:style style:name="P3" style:family="paragraph" style:parent-style-name="Standard_20__28_user_29_">
      <style:text-properties fo:font-weight="bold" officeooo:rsid="000ef1c1" officeooo:paragraph-rsid="000ef1c1" style:font-weight-asian="bold" style:font-weight-complex="bold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ef1c1"/>
    </style:style>
    <style:style style:name="P5" style:family="paragraph" style:parent-style-name="Standard_20__28_user_29_">
      <style:text-properties officeooo:paragraph-rsid="000ef1c1"/>
    </style:style>
    <style:style style:name="P6" style:family="paragraph" style:parent-style-name="Standard">
      <style:text-properties fo:color="#000000" loext:opacity="100%" fo:font-weight="bold" officeooo:paragraph-rsid="000ef1c1" style:font-weight-asian="bold" style:font-weight-complex="bold"/>
    </style:style>
    <style:style style:name="P7" style:family="paragraph" style:parent-style-name="Standard_20__28_user_29_">
      <style:paragraph-properties fo:text-align="end" style:justify-single-word="false"/>
      <style:text-properties officeooo:paragraph-rsid="000ef1c1"/>
    </style:style>
    <style:style style:name="P8" style:family="paragraph" style:parent-style-name="Standard_20__28_user_29_">
      <style:text-properties fo:font-weight="normal" officeooo:paragraph-rsid="000ef1c1" style:font-weight-asian="normal" style:font-weight-complex="normal"/>
    </style:style>
    <style:style style:name="P9" style:family="paragraph" style:parent-style-name="Standard">
      <style:text-properties fo:font-weight="bold" officeooo:paragraph-rsid="000ef1c1" style:font-weight-asian="bold" style:font-weight-complex="bold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ef1c1" style:font-weight-asian="bold" style:font-weight-complex="bold"/>
    </style:style>
    <style:style style:name="P11" style:family="paragraph" style:parent-style-name="Standard_20__28_user_29_">
      <style:text-properties fo:font-weight="normal" officeooo:rsid="000bdb0d" officeooo:paragraph-rsid="000ef1c1" style:font-weight-asian="normal" style:font-weight-complex="normal"/>
    </style:style>
    <style:style style:name="P12" style:family="paragraph" style:parent-style-name="Standard_20__28_user_29_">
      <style:text-properties fo:font-weight="bold" officeooo:paragraph-rsid="000ef1c1" style:font-weight-asian="bold" style:font-weight-complex="bold"/>
    </style:style>
    <style:style style:name="P13" style:family="paragraph" style:parent-style-name="Standard_20__28_user_29_">
      <style:text-properties fo:font-weight="bold" officeooo:rsid="000ef1c1" officeooo:paragraph-rsid="000ef1c1" style:font-weight-asian="bold" style:font-weight-complex="bold"/>
    </style:style>
    <style:style style:name="P14" style:family="paragraph" style:parent-style-name="Standard_20__28_user_29_">
      <style:text-properties fo:color="#000000" loext:opacity="100%" style:font-name="JetBrains Mono" fo:font-size="10pt" fo:font-style="normal" fo:font-weight="normal" officeooo:paragraph-rsid="000ef1c1" style:font-size-asian="10pt" style:font-style-asian="normal" style:font-weight-asian="normal" style:font-weight-complex="bold"/>
    </style:style>
    <style:style style:name="P15" style:family="paragraph" style:parent-style-name="Standard_20__28_user_29_">
      <style:text-properties fo:color="#000000" loext:opacity="100%" fo:font-weight="bold" officeooo:paragraph-rsid="000ef1c1" style:font-weight-asian="bold" style:font-weight-complex="bold"/>
    </style:style>
    <style:style style:name="P16" style:family="paragraph" style:parent-style-name="Standard_20__28_user_29_">
      <style:text-properties style:font-name="Liberation Serif" fo:font-weight="normal" officeooo:rsid="000ef1c1" officeooo:paragraph-rsid="000ef1c1" style:font-name-asian="Tahoma1" style:font-weight-asian="normal" style:font-name-complex="Droid Sans Devanagari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ef1c1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f1c1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0bdb0d" style:font-name-asian="Tahoma1" style:font-weight-asian="normal" style:font-name-complex="Droid Sans Devanagari" style:font-weight-complex="normal"/>
    </style:style>
    <style:style style:name="T10" style:family="text">
      <style:text-properties style:font-name="Liberation Serif" fo:font-weight="normal" officeooo:rsid="000ef1c1" style:font-name-asian="Tahoma1" style:font-weight-asian="normal" style:font-name-complex="Droid Sans Devanagari" style:font-weight-complex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тудент группы ИС-22 Енгибарян М.В.</text:p>
      <text:p text:style-name="P5"><text:span text:style-name="T1">Практическое занятие </text:span><text:span text:style-name="T4">№</text:span><text:span text:style-name="T1"> </text:span><text:span text:style-name="T2">1</text:span><text:span text:style-name="T3">1</text:span></text:p>
      <text:p text:style-name="P2"/>
      <text:p text:style-name="P5"><text:span text:style-name="T1">Тема:</text:span><text:span text:style-name="T5"> Составление программ для работы с текстовыми файлами.</text:span></text:p>
      <text:p text:style-name="P11"/>
      <text:p text:style-name="P5"><text:span text:style-name="T7">Цель: </text:span><text:span text:style-name="T8">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span></text:p>
      <text:p text:style-name="P8"/>
      <text:p text:style-name="P3">Задача 1.</text:p>
      <text:p text:style-name="P2">Постановка задачи.</text:p>
      <text:p text:style-name="P14">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 </text:p>
      <text:p text:style-name="P14">Исходные данные: </text:p>
      <text:p text:style-name="P14">Количество элементов: </text:p>
      <text:p text:style-name="P14">Элементы в обратном порядке: </text:p>
      <text:p text:style-name="P14">Сумма элементов последней половины:</text:p>
      <text:p text:style-name="P1"/>
      <text:p text:style-name="P2">Текст программы:</text:p>
      <text:p text:style-name="P4"><text:span text:style-name="T12">numbers = [</text:span><text:span text:style-name="T14">'1 2 3 -5 -6 8'</text:span><text:span text:style-name="T11">]</text:span><text:line-break/><text:span text:style-name="T11">f3 = </text:span><text:span text:style-name="T18">open</text:span><text:span text:style-name="T11">(</text:span><text:span text:style-name="T14">'data_3.txt'</text:span><text:span text:style-name="T16">, </text:span><text:span text:style-name="T14">'w'</text:span><text:span text:style-name="T11">)</text:span><text:line-break/><text:span text:style-name="T11">f3.writelines(numbers)</text:span><text:line-break/><text:span text:style-name="T11">f3.close()</text:span><text:line-break/><text:line-break/><text:span text:style-name="T11">f4 = </text:span><text:span text:style-name="T18">open</text:span><text:span text:style-name="T11">(</text:span><text:span text:style-name="T14">'data_4.txt'</text:span><text:span text:style-name="T16">, </text:span><text:span text:style-name="T14">'w'</text:span><text:span text:style-name="T11">)</text:span><text:line-break/><text:span text:style-name="T11">f4.write(</text:span><text:span text:style-name="T14">'Исходные данные: '</text:span><text:span text:style-name="T11">)</text:span><text:line-break/><text:span text:style-name="T11">f4.write(</text:span><text:span text:style-name="T14">'</text:span><text:span text:style-name="T16">\n</text:span><text:span text:style-name="T14">'</text:span><text:span text:style-name="T11">)</text:span><text:line-break/><text:span text:style-name="T11">f4.writelines(numbers)</text:span><text:line-break/><text:span text:style-name="T11">f4.close()</text:span><text:line-break/><text:line-break/><text:span text:style-name="T11">f3 = </text:span><text:span text:style-name="T18">open</text:span><text:span text:style-name="T11">(</text:span><text:span text:style-name="T14">'data_3.txt'</text:span><text:span text:style-name="T11">)</text:span><text:line-break/><text:span text:style-name="T11">k = f3.read()</text:span><text:line-break/><text:span text:style-name="T11">k = k.split()</text:span><text:line-break/><text:span text:style-name="T16">for </text:span><text:span text:style-name="T11">i </text:span><text:span text:style-name="T16">in </text:span><text:span text:style-name="T18">range</text:span><text:span text:style-name="T11">(</text:span><text:span text:style-name="T18">len</text:span><text:span text:style-name="T11">(k)):</text:span><text:line-break/><text:span text:style-name="T11"> k[i] = </text:span><text:span text:style-name="T18">int</text:span><text:span text:style-name="T11">(k[i])</text:span><text:line-break/><text:span text:style-name="T11">f3.close()</text:span><text:line-break/><text:line-break/><text:line-break/><text:span text:style-name="T11">f3 = </text:span><text:span text:style-name="T18">open</text:span><text:span text:style-name="T11">(</text:span><text:span text:style-name="T14">'data_3.txt'</text:span><text:span text:style-name="T11">)</text:span><text:line-break/><text:span text:style-name="T11">reversed_k = k[::-</text:span><text:span text:style-name="T20">1</text:span><text:span text:style-name="T11">]</text:span><text:line-break/><text:span text:style-name="T11">f3.close()</text:span><text:line-break/><text:line-break/><text:span text:style-name="T11">middle = </text:span><text:span text:style-name="T18">len</text:span><text:span text:style-name="T11">(k) // </text:span><text:span text:style-name="T20">2</text:span><text:line-break/><text:span text:style-name="T11">summa = </text:span><text:span text:style-name="T18">sum</text:span><text:span text:style-name="T11">(k[middle:])</text:span><text:line-break/><text:line-break/><text:span text:style-name="T11">f4 = </text:span><text:span text:style-name="T18">open</text:span><text:span text:style-name="T11">(</text:span><text:span text:style-name="T14">'data_4.txt'</text:span><text:span text:style-name="T16">, </text:span><text:span text:style-name="T14">'a'</text:span><text:span text:style-name="T11">)</text:span><text:line-break/><text:span text:style-name="T11">f4.write(</text:span><text:span text:style-name="T14">'</text:span><text:span text:style-name="T16">\n</text:span><text:span text:style-name="T14">'</text:span><text:span text:style-name="T11">)</text:span><text:line-break/><text:span text:style-name="T18">print</text:span><text:span text:style-name="T11">(</text:span><text:span text:style-name="T14">'Количество элементов: '</text:span><text:span text:style-name="T16">, </text:span><text:span text:style-name="T18">len</text:span><text:span text:style-name="T11">(k)</text:span><text:span text:style-name="T16">, </text:span><text:span text:style-name="T14">'Элементы в обратном порядке:'</text:span><text:span text:style-name="T16">, </text:span><text:span text:style-name="T11">reversed_k</text:span><text:span text:style-name="T16">, </text:span><text:span text:style-name="T22">file</text:span><text:span text:style-name="T11">=f4 )</text:span><text:line-break/><text:span text:style-name="T11">f4.write(</text:span><text:span text:style-name="T14">'</text:span><text:span text:style-name="T16">\n</text:span><text:span text:style-name="T14">'</text:span><text:span text:style-name="T11">)</text:span><text:line-break/><text:span text:style-name="T11">f4.write(</text:span><text:span text:style-name="T14">'Сумма элементов последней половины: ' </text:span><text:span text:style-name="T11">+ </text:span><text:span text:style-name="T18">str</text:span><text:span text:style-name="T11">(summa))</text:span><text:line-break/><text:span text:style-name="T11">f4.close()</text:span></text:p>
      <text:p text:style-name="P1"/>
      <text:p text:style-name="P1"><text:soft-page-break/></text:p>
      <text:p text:style-name="P2">Протокол работы программы:</text:p>
      <text:p text:style-name="P2">/usr/bin/python3.9 /home/student/Документы/PycharmProjects/IS-22/Engibaryan/PZ-11/11.1.py </text:p>
      <text:p text:style-name="P2"/>
      <text:p text:style-name="P2">Process finished with exit code 0</text:p>
      <text:p text:style-name="P2"/>
      <text:p text:style-name="P3">Задача 2.</text:p>
      <text:p text:style-name="P3"/>
      <text:p text:style-name="P15">Постановка задачи.</text:p>
      <text:p text:style-name="P14">Из предложенного текстового файла (text18-10.txt) вывести на экран его содержимое, количество букв в верхнем регистре. Сформировать новый файл, в который поместить текст в стихотворной форме предварительно поставив после последней строки автора и название произведения.</text:p>
      <text:p text:style-name="P6"/>
      <text:p text:style-name="P2">Текст программы:</text:p>
      <text:p text:style-name="P10"><text:span text:style-name="T16">with </text:span><text:span text:style-name="T18">open</text:span><text:span text:style-name="T11">(</text:span><text:span text:style-name="T14">'text18-10 (1).txt'</text:span><text:span text:style-name="T16">, </text:span><text:span text:style-name="T14">'r'</text:span><text:span text:style-name="T16">, </text:span><text:span text:style-name="T22">encoding</text:span><text:span text:style-name="T11">=</text:span><text:span text:style-name="T14">'utf16'</text:span><text:span text:style-name="T11">) </text:span><text:span text:style-name="T16">as </text:span><text:span text:style-name="T11">file:</text:span><text:line-break/><text:span text:style-name="T11"> <text:s text:c="3"/>content = file.read()</text:span><text:line-break/><text:span text:style-name="T11"> <text:s text:c="3"/></text:span><text:span text:style-name="T18">print</text:span><text:span text:style-name="T11">(content)</text:span><text:line-break/><text:span text:style-name="T11">upper_case = </text:span><text:span text:style-name="T18">sum</text:span><text:span text:style-name="T11">(</text:span><text:span text:style-name="T20">1 </text:span><text:span text:style-name="T16">for </text:span><text:span text:style-name="T11">char </text:span><text:span text:style-name="T16">in </text:span><text:span text:style-name="T11">content </text:span><text:span text:style-name="T16">if </text:span><text:span text:style-name="T11">char.isupper())</text:span><text:line-break/><text:span text:style-name="T18">print</text:span><text:span text:style-name="T11">(</text:span><text:span text:style-name="T14">f"Количество букв в верхнем регистре: </text:span><text:span text:style-name="T16">{</text:span><text:span text:style-name="T11">upper_case</text:span><text:span text:style-name="T16">}</text:span><text:span text:style-name="T14">"</text:span><text:span text:style-name="T11">)</text:span><text:line-break/><text:line-break/><text:span text:style-name="T11">poem = </text:span><text:span text:style-name="T14">"""</text:span><text:line-break/><text:span text:style-name="T14">Автор: М.Ю.Лермонтов</text:span><text:line-break/><text:span text:style-name="T14">Название: "Бородино"</text:span><text:line-break/><text:span text:style-name="T14">"""</text:span><text:line-break/><text:line-break/><text:span text:style-name="T16">with </text:span><text:span text:style-name="T18">open</text:span><text:span text:style-name="T11">(</text:span><text:span text:style-name="T14">'poem.txt'</text:span><text:span text:style-name="T16">, </text:span><text:span text:style-name="T14">'w'</text:span><text:span text:style-name="T11">) </text:span><text:span text:style-name="T16">as </text:span><text:span text:style-name="T11">file:</text:span><text:line-break/><text:span text:style-name="T11"> <text:s text:c="3"/>file.write(content.strip() + poem)</text:span></text:p>
      <text:p text:style-name="P1"/>
      <text:p text:style-name="P1"/>
      <text:p text:style-name="P2">Протокол работы программы:</text:p>
      <text:p text:style-name="P3">/usr/bin/python3.9 /home/student/Документы/PycharmProjects/IS-22/Engibaryan/PZ-11/11.2.py </text:p>
      <text:p text:style-name="P3">Ну ж был денек! Сквозь дым летучий</text:p>
      <text:p text:style-name="P3">Французы двинулись, как тучи,</text:p>
      <text:p text:style-name="P3">И всё на наш редут.</text:p>
      <text:p text:style-name="P3">Уланы с пестрыми значками,</text:p>
      <text:p text:style-name="P3">Драгуны с конскими хвостами,</text:p>
      <text:p text:style-name="P3">Все промелькнули перед нами,</text:p>
      <text:p text:style-name="P3">Все побывали тут.</text:p>
      <text:p text:style-name="P3"/>
      <text:p text:style-name="P3">Количество букв в верхнем регистре: 8</text:p>
      <text:p text:style-name="P3"/>
      <text:p text:style-name="P3">Process finished with exit code 0</text:p>
      <text:p text:style-name="P3"/>
      <text:p text:style-name="P5"><text:span text:style-name="T1">Вывод: </text:span><text:span text:style-name="T6">я </text:span><text:span text:style-name="T10">закрепила усвоенные знания, понятия, алгоритмы, основные принципы составления программ, приобрела навыки составление программ с текстовыми файлами в IDE PyCharm Community. </text:span><text:span text:style-name="T9">Выполнены разработка кода, отладка, тестирование, оптимизация программного кода.</text:span></text:p>
      <text:p text:style-name="P16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31T12:54:21.985199290</dc:date>
    <meta:editing-cycles>3</meta:editing-cycles>
    <meta:editing-duration>PT9M20S</meta:editing-duration>
    <meta:document-statistic meta:table-count="0" meta:image-count="0" meta:object-count="0" meta:page-count="2" meta:paragraph-count="34" meta:word-count="341" meta:character-count="2819" meta:non-whitespace-character-count="2485"/>
    <meta:user-defined meta:name="Поле 1"/>
    <meta:user-defined meta:name="Поле 2"/>
    <meta:user-defined meta:name="Поле 3"/>
    <meta:user-defined meta:name="Поле 4"/>
  </office:meta>
</office:document-meta>
</file>